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ffffff" draw:opacity="0%" draw:textarea-horizontal-align="justify" draw:textarea-vertical-align="middle" draw:auto-grow-height="false" fo:min-height="1.683cm" fo:min-width="2.465cm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3.175cm" svg:height="2.159cm" svg:x="0.889cm" svg:y="1.5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5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0.87cm" svg:y1="1.905cm" svg:x2="2.521cm" svg:y2="2.794cm">
          <text:p/>
        </draw:line>
        <draw:line draw:style-name="gr3" draw:text-style-name="P3" draw:layer="layout" svg:x1="4.081cm" svg:y1="1.905cm" svg:x2="2.43cm" svg:y2="2.79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28T19:30:02.250000000</dc:date>
    <meta:editing-duration>PT19M43S</meta:editing-duration>
    <meta:editing-cycles>6</meta:editing-cycles>
    <meta:document-statistic meta:object-count="4"/>
  </office:meta>
</office:document-meta>
</file>